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text-align="start" style:justify-single-word="false"/>
      <style:text-properties fo:color="#c9211e" loext:opacity="100%" fo:font-size="18pt" officeooo:rsid="001ddb10" officeooo:paragraph-rsid="001ddb10" style:font-size-asian="15.75pt" style:font-size-complex="18pt"/>
    </style:style>
    <style:style style:name="P2" style:family="paragraph" style:parent-style-name="Heading_20_3">
      <style:text-properties officeooo:paragraph-rsid="001e8e78"/>
    </style:style>
    <style:style style:name="P3" style:family="paragraph" style:parent-style-name="Standard">
      <style:paragraph-properties fo:text-align="center" style:justify-single-word="false"/>
      <style:text-properties fo:color="#c9211e" loext:opacity="100%" fo:font-size="42pt" officeooo:rsid="0018b0e3" officeooo:paragraph-rsid="0018b0e3" style:font-size-asian="36.75pt" style:font-size-complex="42pt"/>
    </style:style>
    <style:style style:name="P4" style:family="paragraph" style:parent-style-name="Standard">
      <style:paragraph-properties fo:text-align="start" style:justify-single-word="false"/>
      <style:text-properties fo:color="#c9211e" loext:opacity="100%" fo:font-size="18pt" officeooo:rsid="0018b0e3" officeooo:paragraph-rsid="0018b0e3" style:font-size-asian="15.75pt" style:font-size-complex="18pt"/>
    </style:style>
    <style:style style:name="P5" style:family="paragraph" style:parent-style-name="Standard">
      <style:paragraph-properties fo:text-align="start" style:justify-single-word="false"/>
      <style:text-properties fo:color="#c9211e" loext:opacity="100%" fo:font-size="18pt" officeooo:rsid="001ddb10" officeooo:paragraph-rsid="001e8e78" style:font-size-asian="15.75pt" style:font-size-complex="18pt"/>
    </style:style>
    <style:style style:name="P6" style:family="paragraph" style:parent-style-name="Standard">
      <style:paragraph-properties fo:text-align="start" style:justify-single-word="false"/>
      <style:text-properties fo:color="#c9211e" loext:opacity="100%" fo:font-size="15pt" officeooo:rsid="00220dda" officeooo:paragraph-rsid="00220dda" style:font-size-asian="15pt" style:font-size-complex="15pt"/>
    </style:style>
    <style:style style:name="P7" style:family="paragraph" style:parent-style-name="Standard">
      <style:paragraph-properties fo:text-align="start" style:justify-single-word="false"/>
      <style:text-properties fo:color="#c9211e" loext:opacity="100%" fo:font-size="15pt" officeooo:rsid="0018b0e3" officeooo:paragraph-rsid="0018b0e3" style:font-size-asian="15pt" style:font-size-complex="15pt"/>
    </style:style>
    <style:style style:name="P8" style:family="paragraph" style:parent-style-name="Standard">
      <style:paragraph-properties fo:text-align="start" style:justify-single-word="false"/>
      <style:text-properties fo:color="#c9211e" loext:opacity="100%" fo:font-size="15pt" officeooo:rsid="0018b0e3" officeooo:paragraph-rsid="001c807b" style:font-size-asian="15pt" style:font-size-complex="15pt"/>
    </style:style>
    <style:style style:name="P9" style:family="paragraph" style:parent-style-name="Standard" style:list-style-name="L15">
      <style:paragraph-properties fo:text-align="start" style:justify-single-word="false"/>
      <style:text-properties fo:color="#c9211e" loext:opacity="100%" fo:font-size="15pt" officeooo:rsid="0018b0e3" officeooo:paragraph-rsid="001e8e78" style:font-size-asian="15pt" style:font-size-complex="15pt"/>
    </style:style>
    <style:style style:name="P10" style:family="paragraph" style:parent-style-name="Standard">
      <style:paragraph-properties fo:text-align="start" style:justify-single-word="false"/>
      <style:text-properties fo:color="#c9211e" loext:opacity="100%" fo:font-size="15pt" officeooo:rsid="0018b0e3" officeooo:paragraph-rsid="0020806e" style:font-size-asian="15pt" style:font-size-complex="15pt"/>
    </style:style>
    <style:style style:name="P11" style:family="paragraph" style:parent-style-name="Standard">
      <style:paragraph-properties fo:text-align="start" style:justify-single-word="false"/>
      <style:text-properties fo:color="#c9211e" loext:opacity="100%" fo:font-size="15pt" officeooo:rsid="0018b0e3" officeooo:paragraph-rsid="00214251" style:font-size-asian="15pt" style:font-size-complex="15pt"/>
    </style:style>
    <style:style style:name="P12" style:family="paragraph" style:parent-style-name="Standard">
      <style:paragraph-properties fo:text-align="start" style:justify-single-word="false"/>
      <style:text-properties fo:color="#c9211e" loext:opacity="100%" fo:font-size="15pt" officeooo:rsid="0018b0e3" officeooo:paragraph-rsid="001e8e78" style:font-size-asian="15pt" style:font-size-complex="15pt"/>
    </style:style>
    <style:style style:name="P13" style:family="paragraph" style:parent-style-name="Standard">
      <style:paragraph-properties fo:text-align="start" style:justify-single-word="false"/>
      <style:text-properties fo:color="#c9211e" loext:opacity="100%" fo:font-size="15pt" officeooo:rsid="001ddb10" officeooo:paragraph-rsid="001ddb10" style:font-size-asian="15pt" style:font-size-complex="15pt"/>
    </style:style>
    <style:style style:name="P14" style:family="paragraph" style:parent-style-name="Standard">
      <style:paragraph-properties fo:text-align="start" style:justify-single-word="false"/>
      <style:text-properties fo:color="#c9211e" loext:opacity="100%" fo:font-size="15pt" officeooo:rsid="001ddb10" officeooo:paragraph-rsid="001e8e78" style:font-size-asian="15pt" style:font-size-complex="15pt"/>
    </style:style>
    <style:style style:name="P15" style:family="paragraph" style:parent-style-name="Standard">
      <style:text-properties fo:color="#c9211e" loext:opacity="100%" fo:font-size="15pt" officeooo:rsid="001e8e78" officeooo:paragraph-rsid="001e8e78" style:font-size-asian="15pt" style:font-size-complex="15pt"/>
    </style:style>
    <style:style style:name="P16" style:family="paragraph" style:parent-style-name="Standard">
      <style:paragraph-properties fo:text-align="start" style:justify-single-word="false"/>
      <style:text-properties fo:color="#c9211e" loext:opacity="100%" fo:font-size="15pt" fo:font-weight="bold" officeooo:rsid="0018b0e3" officeooo:paragraph-rsid="0018b0e3" style:font-size-asian="15pt" style:font-weight-asian="bold" style:font-size-complex="15pt" style:font-weight-complex="bold"/>
    </style:style>
    <style:style style:name="P17" style:family="paragraph" style:parent-style-name="Standard">
      <style:text-properties fo:color="#c9211e" loext:opacity="100%" fo:font-size="15pt" fo:font-weight="normal" officeooo:paragraph-rsid="001e8e78" style:font-size-asian="15pt" style:font-weight-asian="normal" style:font-size-complex="15pt" style:font-weight-complex="normal"/>
    </style:style>
    <style:style style:name="P18" style:family="paragraph" style:parent-style-name="Standard">
      <style:text-properties fo:color="#000000" loext:opacity="100%" style:font-name="Cascadia Mono" fo:font-size="15pt" style:font-size-asian="15pt" style:font-size-complex="15pt" fo:background-color="#ffffff"/>
    </style:style>
    <style:style style:name="P19" style:family="paragraph" style:parent-style-name="Standard">
      <style:paragraph-properties fo:text-align="start" style:justify-single-word="false"/>
      <style:text-properties fo:color="#000000" loext:opacity="100%" fo:font-size="15pt" fo:font-weight="bold" officeooo:paragraph-rsid="0018b0e3" style:font-size-asian="15pt" style:font-weight-asian="bold" style:font-size-complex="15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loext:opacity="100%" fo:font-size="15pt" officeooo:rsid="0018b0e3" officeooo:paragraph-rsid="0018b0e3" style:font-size-asian="15pt" style:font-size-complex="15pt"/>
    </style:style>
    <style:style style:name="P21" style:family="paragraph" style:parent-style-name="Standard">
      <style:paragraph-properties fo:text-align="start" style:justify-single-word="false"/>
      <style:text-properties fo:color="#000000" loext:opacity="100%" fo:font-size="15pt" officeooo:rsid="0018b0e3" officeooo:paragraph-rsid="001b92b5" style:font-size-asian="15pt" style:font-size-complex="15pt"/>
    </style:style>
    <style:style style:name="P22" style:family="paragraph" style:parent-style-name="Standard">
      <style:text-properties fo:color="#000000" loext:opacity="100%" fo:font-size="15pt" fo:font-weight="normal" officeooo:paragraph-rsid="001e8e78" style:font-size-asian="15pt" style:font-weight-asian="normal" style:font-size-complex="15pt" style:font-weight-complex="normal"/>
    </style:style>
    <style:style style:name="P23" style:family="paragraph" style:parent-style-name="Standard">
      <style:text-properties fo:color="#000000" loext:opacity="100%" fo:font-size="15pt" fo:font-weight="normal" officeooo:paragraph-rsid="0020806e" style:font-size-asian="15pt" style:font-weight-asian="normal" style:font-size-complex="15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5pt" officeooo:paragraph-rsid="00220dda" style:font-size-asian="15pt" style:font-size-complex="15pt"/>
    </style:style>
    <style:style style:name="P25" style:family="paragraph" style:parent-style-name="Standard">
      <style:paragraph-properties fo:text-align="start" style:justify-single-word="false"/>
      <style:text-properties fo:font-size="15pt" officeooo:paragraph-rsid="0018b0e3" style:font-size-asian="15pt" style:font-size-complex="15pt"/>
    </style:style>
    <style:style style:name="P26" style:family="paragraph" style:parent-style-name="Standard" style:list-style-name="L17">
      <style:paragraph-properties fo:text-align="start" style:justify-single-word="false"/>
      <style:text-properties fo:font-size="15pt" officeooo:paragraph-rsid="0020806e" style:font-size-asian="15pt" style:font-size-complex="15pt"/>
    </style:style>
    <style:style style:name="P27" style:family="paragraph" style:parent-style-name="Standard" style:list-style-name="L17">
      <style:paragraph-properties fo:text-align="start" style:justify-single-word="false"/>
      <style:text-properties fo:font-size="15pt" officeooo:paragraph-rsid="00214251" style:font-size-asian="15pt" style:font-size-complex="15pt"/>
    </style:style>
    <style:style style:name="P28" style:family="paragraph" style:parent-style-name="Standard">
      <style:text-properties fo:font-size="15pt" style:font-size-asian="15pt" style:font-size-complex="15pt"/>
    </style:style>
    <style:style style:name="P29" style:family="paragraph" style:parent-style-name="Standard">
      <style:text-properties fo:font-size="15pt" officeooo:paragraph-rsid="001c807b" style:font-size-asian="15pt" style:font-size-complex="15pt"/>
    </style:style>
    <style:style style:name="P30" style:family="paragraph" style:parent-style-name="Standard">
      <style:text-properties fo:font-size="15pt" officeooo:paragraph-rsid="001b92b5" style:font-size-asian="15pt" style:font-size-complex="15pt"/>
    </style:style>
    <style:style style:name="P31" style:family="paragraph" style:parent-style-name="Standard">
      <style:text-properties fo:font-size="15pt" officeooo:paragraph-rsid="001ddb10" style:font-size-asian="15pt" style:font-size-complex="15pt"/>
    </style:style>
    <style:style style:name="P32" style:family="paragraph" style:parent-style-name="Text_20_body" style:list-style-name="L1"/>
    <style:style style:name="P33" style:family="paragraph" style:parent-style-name="Text_20_body" style:list-style-name="L2"/>
    <style:style style:name="P34" style:family="paragraph" style:parent-style-name="Text_20_body" style:list-style-name="L3">
      <style:paragraph-properties fo:margin-top="0in" fo:margin-bottom="0in" style:contextual-spacing="false"/>
    </style:style>
    <style:style style:name="P35" style:family="paragraph" style:parent-style-name="Text_20_body" style:list-style-name="L3">
      <style:text-properties officeooo:paragraph-rsid="001e8e78"/>
    </style:style>
    <style:style style:name="P36" style:family="paragraph" style:parent-style-name="Text_20_body" style:list-style-name="L4"/>
    <style:style style:name="P37" style:family="paragraph" style:parent-style-name="Text_20_body" style:list-style-name="L5"/>
    <style:style style:name="P38" style:family="paragraph" style:parent-style-name="Text_20_body" style:list-style-name="L6"/>
    <style:style style:name="P39" style:family="paragraph" style:parent-style-name="Text_20_body" style:list-style-name="L8"/>
    <style:style style:name="P40" style:family="paragraph" style:parent-style-name="Text_20_body" style:list-style-name="L8">
      <style:paragraph-properties fo:margin-top="0in" fo:margin-bottom="0in" style:contextual-spacing="false"/>
    </style:style>
    <style:style style:name="P41" style:family="paragraph" style:parent-style-name="Text_20_body" style:list-style-name="L9"/>
    <style:style style:name="P42" style:family="paragraph" style:parent-style-name="Text_20_body" style:list-style-name="L10"/>
    <style:style style:name="P43" style:family="paragraph" style:parent-style-name="Text_20_body" style:list-style-name="L10">
      <style:paragraph-properties fo:margin-top="0in" fo:margin-bottom="0in" style:contextual-spacing="false"/>
    </style:style>
    <style:style style:name="P44" style:family="paragraph" style:parent-style-name="Text_20_body" style:list-style-name="L11"/>
    <style:style style:name="P45" style:family="paragraph" style:parent-style-name="Text_20_body" style:list-style-name="L12"/>
    <style:style style:name="P46" style:family="paragraph" style:parent-style-name="Text_20_body" style:list-style-name="L12">
      <style:paragraph-properties fo:margin-top="0in" fo:margin-bottom="0in" style:contextual-spacing="false"/>
    </style:style>
    <style:style style:name="P47" style:family="paragraph" style:parent-style-name="Text_20_body">
      <style:text-properties fo:color="#000000" loext:opacity="100%" fo:font-size="14pt" fo:font-weight="normal" officeooo:paragraph-rsid="001e8e78" style:font-size-asian="12.25pt" style:font-weight-asian="normal" style:font-size-complex="14pt" style:font-weight-complex="normal"/>
    </style:style>
    <style:style style:name="P48" style:family="paragraph" style:parent-style-name="Text_20_body">
      <style:text-properties fo:color="#c9211e" loext:opacity="100%" fo:font-size="18pt" officeooo:rsid="001e8e78" officeooo:paragraph-rsid="001e8e78" style:font-size-asian="15.75pt" style:font-size-complex="18pt"/>
    </style:style>
    <style:style style:name="P49" style:family="paragraph" style:parent-style-name="Text_20_body">
      <style:text-properties fo:color="#c9211e" loext:opacity="100%" fo:font-size="15pt" officeooo:rsid="001e8e78" officeooo:paragraph-rsid="001e8e78" style:font-size-asian="15pt" style:font-size-complex="15pt"/>
    </style:style>
    <style:style style:name="P50" style:family="paragraph" style:parent-style-name="Text_20_body" style:list-style-name="L14">
      <style:paragraph-properties fo:margin-top="0in" fo:margin-bottom="0in" style:contextual-spacing="false"/>
    </style:style>
    <style:style style:name="P51" style:family="paragraph" style:parent-style-name="Text_20_body" style:list-style-name="L15"/>
    <style:style style:name="P52" style:family="paragraph" style:parent-style-name="Text_20_body">
      <style:text-properties fo:font-size="15pt" style:font-size-asian="15pt" style:font-size-complex="15pt"/>
    </style:style>
    <style:style style:name="T1" style:family="text">
      <style:text-properties officeooo:rsid="0018b0e3"/>
    </style:style>
    <style:style style:name="T2" style:family="text">
      <style:text-properties fo:color="#000000" loext:opacity="100%" style:font-name="Cascadia Mono" fo:font-size="9.5pt" style:font-size-asian="9.5pt" fo:background-color="#ffffff"/>
    </style:style>
    <style:style style:name="T3" style:family="text">
      <style:text-properties fo:color="#000000" loext:opacity="100%" style:font-name="Cascadia Mono" fo:font-size="16pt" style:font-size-asian="16pt" style:font-size-complex="16pt" fo:background-color="#ffffff"/>
    </style:style>
    <style:style style:name="T4" style:family="text">
      <style:text-properties fo:color="#000000" loext:opacity="100%" style:font-name="Cascadia Mono" fo:background-color="#ffffff"/>
    </style:style>
    <style:style style:name="T5" style:family="text">
      <style:text-properties fo:color="#000000" loext:opacity="100%" style:font-name="Cascadia Mono" officeooo:rsid="0018b0e3" fo:background-color="#ffffff"/>
    </style:style>
    <style:style style:name="T6" style:family="text">
      <style:text-properties fo:color="#000000" loext:opacity="100%" style:font-name="Cascadia Mono" fo:font-size="14pt" style:font-size-asian="14pt" style:font-size-complex="14pt" fo:background-color="#ffffff"/>
    </style:style>
    <style:style style:name="T7" style:family="text">
      <style:text-properties fo:color="#000000" loext:opacity="100%" style:font-name="Cascadia Mono" fo:font-size="14pt" officeooo:rsid="0020806e" style:font-size-asian="14pt" style:font-size-complex="14pt" fo:background-color="#ffffff"/>
    </style:style>
    <style:style style:name="T8" style:family="text">
      <style:text-properties fo:color="#000000" loext:opacity="100%" style:font-name="Cascadia Mono" fo:font-size="14pt" fo:font-weight="bold" style:font-size-asian="14pt" style:font-weight-asian="bold" style:font-size-complex="14pt" style:font-weight-complex="bold" fo:background-color="#ffffff"/>
    </style:style>
    <style:style style:name="T9" style:family="text">
      <style:text-properties fo:color="#000000" loext:opacity="100%" style:font-name="Cascadia Mono" officeooo:rsid="001c807b" fo:background-color="#ffffff"/>
    </style:style>
    <style:style style:name="T10" style:family="text">
      <style:text-properties fo:color="#000000" loext:opacity="100%" style:font-name="Cascadia Mono" fo:font-weight="bold" style:font-weight-asian="bold" style:font-weight-complex="bold" fo:background-color="#ffffff"/>
    </style:style>
    <style:style style:name="T11" style:family="text">
      <style:text-properties fo:color="#000000" loext:opacity="100%" style:font-name="Cascadia Mono" officeooo:rsid="0020806e" fo:background-color="#ffffff"/>
    </style:style>
    <style:style style:name="T12" style:family="text">
      <style:text-properties fo:color="#000000" loext:opacity="100%" style:font-name="Cascadia Mono" fo:font-size="15pt" style:font-size-asian="15pt" style:font-size-complex="15pt" fo:background-color="#ffffff"/>
    </style:style>
    <style:style style:name="T13" style:family="text">
      <style:text-properties fo:color="#000000" loext:opacity="100%" style:font-name="Cascadia Mono" fo:font-size="15pt" fo:font-weight="bold" style:font-size-asian="15pt" style:font-weight-asian="bold" style:font-size-complex="15pt" style:font-weight-complex="bold" fo:background-color="#ffffff"/>
    </style:style>
    <style:style style:name="T14" style:family="text">
      <style:text-properties fo:color="#000000" loext:opacity="100%" fo:font-size="16pt" style:font-size-asian="16pt" style:font-size-complex="16pt" fo:background-color="#ffffff"/>
    </style:style>
    <style:style style:name="T15" style:family="text">
      <style:text-properties fo:color="#000000" loext:opacity="100%" fo:font-size="14pt" fo:font-weight="bold" style:font-size-asian="14pt" style:font-weight-asian="bold" style:font-size-complex="14pt" style:font-weight-complex="bold" fo:background-color="#ffffff"/>
    </style:style>
    <style:style style:name="T16" style:family="text">
      <style:text-properties fo:color="#000000" loext:opacity="100%" fo:font-weight="bold" style:font-weight-asian="bold" style:font-weight-complex="bold" fo:background-color="#ffffff"/>
    </style:style>
    <style:style style:name="T17" style:family="text">
      <style:text-properties fo:color="#000000" loext:opacity="100%" fo:background-color="#ffffff"/>
    </style:style>
    <style:style style:name="T18" style:family="text">
      <style:text-properties fo:color="#000000" loext:opacity="100%" fo:font-size="15pt" style:font-size-asian="15pt" style:font-size-complex="15pt" fo:background-color="#ffffff"/>
    </style:style>
    <style:style style:name="T19" style:family="text">
      <style:text-properties fo:color="#000000" loext:opacity="100%" fo:font-size="15pt" fo:font-weight="bold" style:font-size-asian="15pt" style:font-weight-asian="bold" style:font-size-complex="15pt" style:font-weight-complex="bold" fo:background-color="#ffffff"/>
    </style:style>
    <style:style style:name="T20" style:family="text">
      <style:text-properties fo:color="#0000ff" loext:opacity="100%" style:font-name="Cascadia Mono" fo:font-size="9.5pt" style:font-size-asian="9.5pt" fo:background-color="#ffffff"/>
    </style:style>
    <style:style style:name="T21" style:family="text">
      <style:text-properties fo:color="#0000ff" loext:opacity="100%" style:font-name="Cascadia Mono" fo:background-color="#ffffff"/>
    </style:style>
    <style:style style:name="T22" style:family="text">
      <style:text-properties fo:color="#0000ff" loext:opacity="100%" style:font-name="Cascadia Mono" fo:font-size="14pt" style:font-size-asian="14pt" style:font-size-complex="14pt" fo:background-color="#ffffff"/>
    </style:style>
    <style:style style:name="T23" style:family="text">
      <style:text-properties fo:color="#008000" loext:opacity="100%" style:font-name="Cascadia Mono" fo:font-size="9.5pt" style:font-size-asian="9.5pt" fo:background-color="#ffffff"/>
    </style:style>
    <style:style style:name="T24" style:family="text">
      <style:text-properties style:font-name="Cascadia Mono" fo:background-color="#ffffff"/>
    </style:style>
    <style:style style:name="T25" style:family="text">
      <style:text-properties style:font-name="Cascadia Mono" fo:background-color="#ffffff"/>
    </style:style>
    <style:style style:name="T26" style:family="text">
      <style:text-properties style:font-name="Cascadia Mono" fo:background-color="#ffffff"/>
    </style:style>
    <style:style style:name="T27" style:family="text">
      <style:text-properties style:font-name="Cascadia Mono" officeooo:rsid="001c807b" fo:background-color="#ffffff"/>
    </style:style>
    <style:style style:name="T28" style:family="text">
      <style:text-properties style:font-name="Cascadia Mono" officeooo:rsid="001a248a" fo:background-color="#ffffff"/>
    </style:style>
    <style:style style:name="T29" style:family="text">
      <style:text-properties style:font-name="Cascadia Mono" fo:font-size="14pt" style:font-size-asian="14pt" style:font-size-complex="14pt" fo:background-color="#ffffff"/>
    </style:style>
    <style:style style:name="T30" style:family="text">
      <style:text-properties style:font-name="Cascadia Mono" fo:font-size="14pt" style:font-size-asian="14pt" style:font-size-complex="14pt" fo:background-color="#ffffff"/>
    </style:style>
    <style:style style:name="T31" style:family="text">
      <style:text-properties style:font-name="Cascadia Mono" fo:font-size="14pt" style:font-size-asian="14pt" style:font-size-complex="14pt" fo:background-color="#ffffff"/>
    </style:style>
    <style:style style:name="T32" style:family="text">
      <style:text-properties style:font-name="Cascadia Mono" fo:font-size="14pt" officeooo:rsid="001e8e78" style:font-size-asian="14pt" style:font-size-complex="14pt" fo:background-color="#ffffff"/>
    </style:style>
    <style:style style:name="T33" style:family="text">
      <style:text-properties style:font-name="Cascadia Mono" fo:font-size="14pt" officeooo:rsid="001c807b" style:font-size-asian="14pt" style:font-size-complex="14pt" fo:background-color="#ffffff"/>
    </style:style>
    <style:style style:name="T34" style:family="text">
      <style:text-properties style:font-name="Cascadia Mono" officeooo:rsid="001e8e78" fo:background-color="#ffffff"/>
    </style:style>
    <style:style style:name="T35" style:family="text">
      <style:text-properties style:font-name="Cascadia Mono" officeooo:rsid="001da941" fo:background-color="#ffffff"/>
    </style:style>
    <style:style style:name="T36" style:family="text">
      <style:text-properties style:font-name="Cascadia Mono" officeooo:rsid="0020806e" fo:background-color="#ffffff"/>
    </style:style>
    <style:style style:name="T37" style:family="text">
      <style:text-properties style:font-name="Cascadia Mono" officeooo:rsid="00214251" fo:background-color="#ffffff"/>
    </style:style>
    <style:style style:name="T38" style:family="text">
      <style:text-properties style:font-name="Cascadia Mono" fo:font-size="15pt" officeooo:rsid="001e8e78" style:font-size-asian="15pt" style:font-size-complex="15pt" fo:background-color="#ffffff"/>
    </style:style>
    <style:style style:name="T39" style:family="text">
      <style:text-properties style:font-name="Cascadia Mono" fo:font-size="15pt" style:font-size-asian="15pt" style:font-size-complex="15pt" fo:background-color="#ffffff"/>
    </style:style>
    <style:style style:name="T40" style:family="text">
      <style:text-properties fo:color="#2b91af" loext:opacity="100%" style:font-name="Cascadia Mono" fo:font-size="9.5pt" style:font-size-asian="9.5pt" fo:background-color="#ffffff"/>
    </style:style>
    <style:style style:name="T41" style:family="text">
      <style:text-properties fo:color="#2b91af" loext:opacity="100%" style:font-name="Cascadia Mono" fo:background-color="#ffffff"/>
    </style:style>
    <style:style style:name="T42" style:family="text">
      <style:text-properties fo:color="#2b91af" loext:opacity="100%" style:font-name="Cascadia Mono" officeooo:rsid="0018b0e3" fo:background-color="#ffffff"/>
    </style:style>
    <style:style style:name="T43" style:family="text">
      <style:text-properties fo:color="#2b91af" loext:opacity="100%" style:font-name="Cascadia Mono" officeooo:rsid="001da941" fo:background-color="#ffffff"/>
    </style:style>
    <style:style style:name="T44" style:family="text">
      <style:text-properties fo:color="#a31515" loext:opacity="100%" style:font-name="Cascadia Mono" fo:font-size="9.5pt" style:font-size-asian="9.5pt" fo:background-color="#ffffff"/>
    </style:style>
    <style:style style:name="T45" style:family="text">
      <style:text-properties fo:color="#a31515" loext:opacity="100%" style:font-name="Cascadia Mono" fo:background-color="#ffffff"/>
    </style:style>
    <style:style style:name="T46" style:family="text">
      <style:text-properties fo:color="#a31515" loext:opacity="100%" style:font-name="Cascadia Mono" officeooo:rsid="0018b0e3" fo:background-color="#ffffff"/>
    </style:style>
    <style:style style:name="T47" style:family="text">
      <style:text-properties fo:color="#a31515" loext:opacity="100%" style:font-name="Cascadia Mono" officeooo:rsid="001c807b" fo:background-color="#ffffff"/>
    </style:style>
    <style:style style:name="T48" style:family="text">
      <style:text-properties fo:color="#c9211e" loext:opacity="100%"/>
    </style:style>
    <style:style style:name="T49" style:family="text">
      <style:text-properties fo:color="#c9211e" loext:opacity="100%" fo:font-size="16pt" style:font-size-asian="16pt" style:font-size-complex="16pt"/>
    </style:style>
    <style:style style:name="T50" style:family="text">
      <style:text-properties fo:color="#c9211e" loext:opacity="100%" style:font-name="Cascadia Mono" fo:font-size="18pt" officeooo:rsid="00214251" style:font-size-asian="15.75pt" style:font-size-complex="18pt" fo:background-color="#ffffff"/>
    </style:style>
    <style:style style:name="T51" style:family="text">
      <style:text-properties fo:color="#c9211e" loext:opacity="100%" style:font-name="Cascadia Mono" officeooo:rsid="00214251" fo:background-color="#ffffff"/>
    </style:style>
    <style:style style:name="T52" style:family="text">
      <style:text-properties fo:color="#c9211e" loext:opacity="100%" fo:font-size="15pt" style:font-size-asian="15pt" style:font-size-complex="15pt"/>
    </style:style>
    <style:style style:name="T53" style:family="text">
      <style:text-properties officeooo:rsid="001c807b"/>
    </style:style>
    <style:style style:name="T54" style:family="text">
      <style:text-properties fo:background-color="#ffffff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color="#2e75b6" loext:opacity="100%" style:font-name="Cascadia Mono" fo:background-color="#ffffff"/>
    </style:style>
    <style:style style:name="T57" style:family="text">
      <style:text-properties officeooo:rsid="001f00f0"/>
    </style:style>
    <style:style style:name="T58" style:family="text">
      <style:text-properties officeooo:rsid="0020806e"/>
    </style:style>
    <style:style style:name="T59" style:family="text">
      <style:text-properties fo:font-size="15pt" style:font-size-asian="15pt" style:font-size-complex="15pt"/>
    </style:style>
    <style:style style:name="T60" style:family="text">
      <style:text-properties fo:font-size="15pt" style:font-size-asian="15pt" style:font-size-complex="15pt" fo:background-color="#ffffff"/>
    </style:style>
    <style:style style:name="T61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ntity Framework Core</text:p>
      <text:p text:style-name="P4"/>
      <text:p text:style-name="P4"><text:s text:c="2"/><text:span text:style-name="T59"><text:s/></text:span><text:span text:style-name="T61">What is Entity framework </text:span></text:p>
      <text:p text:style-name="P19"><text:span text:style-name="T1">→It <text:s/></text:span>is Microsoft’s ORM (Object-Relational Mapper) for .NET applications, which simplifies working with relational databases. An ORM allows developers to use object-oriented code to interact with database structures, like tables, without needing to write SQL queries directly. </text:p>
      <text:p text:style-name="P25"/>
      <text:p text:style-name="P16">Step to interact with Application to <text:s/>database with the help of Entity framework core </text:p>
      <text:p text:style-name="P7">Step1: </text:p>
      <text:p text:style-name="P7">Make Model Class <text:s/>: <text:s/>User </text:p>
      <text:p text:style-name="P28" loext:marker-style-name="T2"><text:span text:style-name="T4"><text:s text:c="2"/></text:span><text:span text:style-name="T21">public</text:span><text:span text:style-name="T4"> </text:span><text:span text:style-name="T21">int</text:span><text:span text:style-name="T4"> Id { </text:span><text:span text:style-name="T21">get</text:span><text:span text:style-name="T4">; </text:span><text:span text:style-name="T21">set</text:span><text:span text:style-name="T4">; } <text:s/></text:span></text:p>
      <text:p text:style-name="P28" loext:marker-style-name="T23"><text:span text:style-name="T4"><text:s/></text:span><text:span text:style-name="T21">public</text:span><text:span text:style-name="T4"> </text:span><text:span text:style-name="T21">string</text:span><text:span text:style-name="T4">? Name { </text:span><text:span text:style-name="T21">get</text:span><text:span text:style-name="T4">; </text:span><text:span text:style-name="T21">set</text:span><text:span text:style-name="T4">; }</text:span></text:p>
      <text:p text:style-name="P28" loext:marker-style-name="T23"><text:span text:style-name="T4"><text:s/></text:span><text:span text:style-name="T21">public</text:span><text:span text:style-name="T4"> </text:span><text:span text:style-name="T21">string</text:span><text:span text:style-name="T4">? Address { </text:span><text:span text:style-name="T21">get</text:span><text:span text:style-name="T4">; </text:span><text:span text:style-name="T21">set</text:span><text:span text:style-name="T4">; } </text:span></text:p>
      <text:p text:style-name="P28" loext:marker-style-name="T23"><text:span text:style-name="T4"><text:s/></text:span><text:span text:style-name="T21">public</text:span><text:span text:style-name="T4"> </text:span><text:span text:style-name="T21">string</text:span><text:span text:style-name="T4">? Phone { </text:span><text:span text:style-name="T21">get</text:span><text:span text:style-name="T4">; </text:span><text:span text:style-name="T21">set</text:span><text:span text:style-name="T4">; } </text:span></text:p>
      <text:p text:style-name="P20"><text:span text:style-name="T24"><text:s/></text:span><text:span text:style-name="T21">public</text:span><text:span text:style-name="T24"> </text:span><text:span text:style-name="T21">string</text:span><text:span text:style-name="T24">? Email { </text:span><text:span text:style-name="T21">get</text:span><text:span text:style-name="T24">; </text:span><text:span text:style-name="T21">set</text:span><text:span text:style-name="T24">; } </text:span></text:p>
      <text:p text:style-name="P20"><text:span text:style-name="T24">You can specified the column name and datatype etc.,</text:span></text:p>
      <text:p text:style-name="P29" loext:marker-style-name="T2"><text:span text:style-name="T21">public</text:span><text:span text:style-name="T4"> </text:span><text:span text:style-name="T21">int</text:span><text:span text:style-name="T4"> Id { </text:span><text:span text:style-name="T21">get</text:span><text:span text:style-name="T4">; </text:span><text:span text:style-name="T21">set</text:span><text:span text:style-name="T4">; }</text:span></text:p>
      <text:p text:style-name="P29" loext:marker-style-name="T2"><text:span text:style-name="T5">[</text:span><text:span text:style-name="T42">Column</text:span><text:span text:style-name="T5">(</text:span><text:span text:style-name="T46">"Username"</text:span><text:span text:style-name="T5">,TypeName =</text:span><text:span text:style-name="T46">"varchar(100)"</text:span><text:span text:style-name="T5">)]</text:span><text:span text:style-name="T4"> <text:s/></text:span></text:p>
      <text:p text:style-name="P29" loext:marker-style-name="T23"><text:span text:style-name="T4"><text:s/></text:span><text:span text:style-name="T21">public</text:span><text:span text:style-name="T4"> </text:span><text:span text:style-name="T21">string</text:span><text:span text:style-name="T4">? Name { </text:span><text:span text:style-name="T21">get</text:span><text:span text:style-name="T4">; </text:span><text:span text:style-name="T21">set</text:span><text:span text:style-name="T4">; }</text:span></text:p>
      <text:p text:style-name="P29" loext:marker-style-name="T23"><text:span text:style-name="T5">[</text:span><text:span text:style-name="T42">Column</text:span><text:span text:style-name="T5">(</text:span><text:span text:style-name="T46">"</text:span><text:span text:style-name="T47">Useraddress</text:span><text:span text:style-name="T46">"</text:span><text:span text:style-name="T5">,TypeName =</text:span><text:span text:style-name="T46">"varchar(100)"</text:span><text:span text:style-name="T5">)]</text:span><text:span text:style-name="T4"> <text:s/></text:span></text:p>
      <text:p text:style-name="P30" loext:marker-style-name="T23"><text:span text:style-name="T4"><text:s/></text:span><text:span text:style-name="T21">public</text:span><text:span text:style-name="T4"> </text:span><text:span text:style-name="T21">string</text:span><text:span text:style-name="T4">? Address { </text:span><text:span text:style-name="T21">get</text:span><text:span text:style-name="T4">; </text:span><text:span text:style-name="T21">set</text:span><text:span text:style-name="T4">; } </text:span></text:p>
      <text:p text:style-name="P29" loext:marker-style-name="T2"><text:span text:style-name="T5">[</text:span><text:span text:style-name="T42">Column</text:span><text:span text:style-name="T5">(</text:span><text:span text:style-name="T46">"User</text:span><text:span text:style-name="T47">phone</text:span><text:span text:style-name="T46">"</text:span><text:span text:style-name="T5">,TypeName =</text:span><text:span text:style-name="T46">"</text:span><text:span text:style-name="T47">int</text:span><text:span text:style-name="T46">"</text:span><text:span text:style-name="T5">)]</text:span><text:span text:style-name="T4"> <text:s/></text:span></text:p>
      <text:p text:style-name="P30" loext:marker-style-name="T23"><text:span text:style-name="T4"><text:s/></text:span><text:span text:style-name="T21">public</text:span><text:span text:style-name="T4"> </text:span><text:span text:style-name="T21">string</text:span><text:span text:style-name="T4">? Phone { </text:span><text:span text:style-name="T21">get</text:span><text:span text:style-name="T4">; </text:span><text:span text:style-name="T21">set</text:span><text:span text:style-name="T4">; } </text:span></text:p>
      <text:p text:style-name="P29" loext:marker-style-name="T2"><text:span text:style-name="T5">[</text:span><text:span text:style-name="T42">Column</text:span><text:span text:style-name="T5">(</text:span><text:span text:style-name="T46">"User</text:span><text:span text:style-name="T47">email </text:span><text:span text:style-name="T5">,TypeName =</text:span><text:span text:style-name="T46">"varchar(100)"</text:span><text:span text:style-name="T5">)]</text:span><text:span text:style-name="T4"> <text:s/></text:span></text:p>
      <text:p text:style-name="P21"><text:span text:style-name="T24"><text:s/></text:span><text:span text:style-name="T21">public</text:span><text:span text:style-name="T24"> </text:span><text:span text:style-name="T21">string</text:span><text:span text:style-name="T24">? Email { </text:span><text:span text:style-name="T21">get</text:span><text:span text:style-name="T24">; </text:span><text:span text:style-name="T21">set</text:span><text:span text:style-name="T24">; }</text:span></text:p>
      <text:p text:style-name="P21"><text:span text:style-name="T24"/></text:p>
      <text:p text:style-name="P8">Step<text:span text:style-name="T53">2</text:span>: </text:p>
      <text:p text:style-name="P8"><text:span text:style-name="T24">Make </text:span><text:span text:style-name="T27">DbContext </text:span><text:span text:style-name="T24">: User</text:span><text:span text:style-name="T27">DbContext </text:span></text:p>
      <text:p text:style-name="P28" loext:marker-style-name="T40"><text:span text:style-name="T9"><text:s/></text:span><text:span text:style-name="T21">public</text:span><text:span text:style-name="T4"> </text:span><text:span text:style-name="T21">class</text:span><text:span text:style-name="T4"> </text:span><text:span text:style-name="T43">UserDbContext</text:span><text:span text:style-name="T4"> : </text:span><text:span text:style-name="T41">DbContext</text:span><text:span text:style-name="T4"> {</text:span></text:p>
      <text:p text:style-name="P31" loext:marker-style-name="T2"><text:span text:style-name="T4"><text:s/></text:span><text:span text:style-name="T21">public </text:span><text:span text:style-name="T43">UserDbContext </text:span><text:span text:style-name="T4">(</text:span><text:span text:style-name="T41">DbContextOptions</text:span><text:span text:style-name="T4">&lt;</text:span><text:span text:style-name="T43">UserDbContext</text:span><text:span text:style-name="T4">&gt; options) : </text:span><text:span text:style-name="T21">base</text:span><text:span text:style-name="T4">(options) { }</text:span></text:p>
      <text:p text:style-name="P18" loext:marker-style-name="T2"/>
      <text:p text:style-name="P28" loext:marker-style-name="T2"><text:span text:style-name="T4"><text:s text:c="5"/></text:span><text:span text:style-name="T21">public</text:span><text:span text:style-name="T4"> </text:span><text:span text:style-name="T41">DbSet</text:span><text:span text:style-name="T4">&lt;</text:span><text:span text:style-name="T41">User</text:span><text:span text:style-name="T4">&gt; Users { </text:span><text:span text:style-name="T21">get</text:span><text:span text:style-name="T4">; </text:span><text:span text:style-name="T21">set</text:span><text:span text:style-name="T4">; }</text:span></text:p>
      <text:p text:style-name="P8"><text:span text:style-name="T4"><text:s/>}</text:span></text:p>
      <text:p text:style-name="P13"><text:span text:style-name="T28">W</text:span><text:span text:style-name="T24">hat is DbContext </text:span></text:p>
      <text:p text:style-name="P5"><text:soft-page-break/><text:span text:style-name="Strong_20_Emphasis"><text:span text:style-name="Source_20_Text"><text:span text:style-name="T18">DbContext</text:span></text:span></text:span><text:span text:style-name="T12"> is the primary class that acts as a bridge between my <text:s/>.NET application and the database. It is used to configure and manage the database connection and provides methods to interact with the data stored in the database.</text:span></text:p>
      <text:p text:style-name="P14"><text:span text:style-name="T4"><text:s/></text:span></text:p>
      <text:h text:style-name="P1" text:outline-level="3"><text:span text:style-name="Strong_20_Emphasis"><text:span text:style-name="T38">1. </text:span></text:span><text:span text:style-name="Strong_20_Emphasis"><text:span text:style-name="T39">Database Connection</text:span></text:span></text:h>
      <text:list text:style-name="L1">
        <text:list-item>
          <text:p text:style-name="P32"><text:span text:style-name="Source_20_Text"><text:span text:style-name="T59">DbContext</text:span></text:span><text:span text:style-name="T59"> manages the connection to the database. It uses a connection string provided in the configuration (like </text:span><text:span text:style-name="Source_20_Text"><text:span text:style-name="T59">appsettings.json</text:span></text:span><text:span text:style-name="T59">) to establish this connection.</text:span></text:p>
        </text:list-item>
      </text:list>
      <text:h text:style-name="Heading_20_3" text:outline-level="3"><text:span text:style-name="T52">2. </text:span><text:span text:style-name="Strong_20_Emphasis"><text:span text:style-name="T52">Database Sessions</text:span></text:span></text:h>
      <text:list text:style-name="L2">
        <text:list-item>
          <text:p text:style-name="P33"><text:span text:style-name="T59">Each </text:span><text:span text:style-name="Source_20_Text"><text:span text:style-name="T59">DbContext</text:span></text:span><text:span text:style-name="T59"> instance represents a session with the database. This session is responsible for tracking changes to objects, which is essential for updating the database with any modifications made in the application.</text:span></text:p>
        </text:list-item>
      </text:list>
      <text:h text:style-name="Heading_20_3" text:outline-level="3"><text:span text:style-name="T52">3. </text:span><text:span text:style-name="Strong_20_Emphasis"><text:span text:style-name="T52">Querying Data (Read)</text:span></text:span></text:h>
      <text:list text:style-name="L3">
        <text:list-item>
          <text:p text:style-name="P34"><text:span text:style-name="T59">Through </text:span><text:span text:style-name="Source_20_Text"><text:span text:style-name="T59">DbContext</text:span></text:span><text:span text:style-name="T59">, you can query data from the database using </text:span><text:span text:style-name="Strong_20_Emphasis"><text:span text:style-name="T59">LINQ (Language Integrated Query)</text:span></text:span><text:span text:style-name="T59">.</text:span></text:p>
        </text:list-item>
        <text:list-item>
          <text:p text:style-name="P35"><text:span text:style-name="T59">You define </text:span><text:span text:style-name="Strong_20_Emphasis"><text:span text:style-name="T59">DbSet properties</text:span></text:span><text:span text:style-name="T59"> within your </text:span><text:span text:style-name="Source_20_Text"><text:span text:style-name="T59">DbContext</text:span></text:span><text:span text:style-name="T59"> class to represent each table. These </text:span><text:span text:style-name="Source_20_Text"><text:span text:style-name="T59">DbSet</text:span></text:span><text:span text:style-name="T59">s allow you to query and fetch data directly from the database.</text:span></text:p>
        </text:list-item>
      </text:list>
      <text:h text:style-name="P2" text:outline-level="3"><text:span text:style-name="T52">4. </text:span><text:span text:style-name="Strong_20_Emphasis"><text:span text:style-name="T52">Saving Changes (Create, Update, Delete)</text:span></text:span></text:h>
      <text:list text:style-name="L4">
        <text:list-item>
          <text:p text:style-name="P36"><text:span text:style-name="Source_20_Text"><text:span text:style-name="T59">DbContext</text:span></text:span><text:span text:style-name="T59"> can track changes made to objects and can save those changes back to the database. When you add, update, or delete an entity, the changes are recorded by the </text:span><text:span text:style-name="Source_20_Text"><text:span text:style-name="T59">DbContext</text:span></text:span><text:span text:style-name="T59">, which can then be saved to the database with </text:span><text:span text:style-name="Source_20_Text"><text:span text:style-name="T59">SaveChanges()</text:span></text:span><text:span text:style-name="T59"> or </text:span><text:span text:style-name="Source_20_Text"><text:span text:style-name="T59">SaveChangesAsync()</text:span></text:span><text:span text:style-name="T59">.</text:span></text:p>
        </text:list-item>
      </text:list>
      <text:h text:style-name="Heading_20_3" text:outline-level="3"><text:span text:style-name="T52">5. </text:span><text:span text:style-name="Strong_20_Emphasis"><text:span text:style-name="T52">Managing Transactions</text:span></text:span></text:h>
      <text:list text:style-name="L5">
        <text:list-item>
          <text:p text:style-name="P37"><text:span text:style-name="Source_20_Text"><text:span text:style-name="T59">DbContext</text:span></text:span><text:span text:style-name="T59"> also manages transactions, ensuring that operations either fully succeed or fail, thus keeping data consistent. EF Core can use an implicit transaction for each </text:span><text:span text:style-name="Source_20_Text"><text:span text:style-name="T59">SaveChanges</text:span></text:span><text:span text:style-name="T59"> call, but you can also manage transactions explicitly if needed.</text:span></text:p>
        </text:list-item>
      </text:list>
      <text:h text:style-name="Heading_20_3" text:outline-level="3"><text:soft-page-break/><text:span text:style-name="T52">6. </text:span><text:span text:style-name="Strong_20_Emphasis"><text:span text:style-name="T52">Configuring Relationships and Constraints</text:span></text:span></text:h>
      <text:list text:style-name="L6">
        <text:list-item>
          <text:p text:style-name="P38"><text:span text:style-name="T59">Using </text:span><text:span text:style-name="Source_20_Text"><text:span text:style-name="T59">DbContext</text:span></text:span><text:span text:style-name="T59">, you can configure relationships between tables (like one-to-many or many-to-many relationships), constraints, indexes, and other database rules in the database schema.</text:span></text:p>
        </text:list-item>
      </text:list>
      <text:p text:style-name="P52"/>
      <text:p text:style-name="P17" loext:marker-style-name="T2"><text:span text:style-name="T34">What is this </text:span><text:span text:style-name="T24">(</text:span><text:span text:style-name="T24">DbContextOptions</text:span><text:span text:style-name="T24">&lt;</text:span><text:span text:style-name="T35">UserDbContext</text:span><text:span text:style-name="T24">&gt; options) : </text:span><text:span text:style-name="T24">base</text:span><text:span text:style-name="T24">(options)</text:span></text:p>
      <text:p text:style-name="P17" loext:marker-style-name="T2"><text:span text:style-name="T24"/></text:p>
      <text:p text:style-name="P47" loext:marker-style-name="T2"><text:span text:style-name="Strong_20_Emphasis"><text:span text:style-name="Source_20_Text"><text:span text:style-name="T60">DbContextOptions&lt;UserDbContext&gt;</text:span></text:span></text:span><text:span text:style-name="T39">:</text:span></text:p>
      <text:list text:style-name="L8">
        <text:list-item>
          <text:p text:style-name="P40"><text:span text:style-name="T59">This is a configuration object that carries information about how the </text:span><text:span text:style-name="Source_20_Text"><text:span text:style-name="T59">DbContext</text:span></text:span><text:span text:style-name="T59"> should connect to the database, which database provider to use (like SQL Server, SQLite, etc.), and other options like logging, lazy loading, etc.</text:span></text:p>
        </text:list-item>
        <text:list-item>
          <text:p text:style-name="P39"><text:span text:style-name="Source_20_Text"><text:span text:style-name="T59">UserDbContext</text:span></text:span><text:span text:style-name="T59"> in </text:span><text:span text:style-name="Source_20_Text"><text:span text:style-name="T59">DbContextOptions&lt;UserDbContext&gt;</text:span></text:span><text:span text:style-name="T59"> specifies the type of context. Here, </text:span><text:span text:style-name="Source_20_Text"><text:span text:style-name="T59">UserDbContext</text:span></text:span><text:span text:style-name="T59"> is the name of the </text:span><text:span text:style-name="Source_20_Text"><text:span text:style-name="T59">DbContext</text:span></text:span><text:span text:style-name="T59"> class, which means that the options are specifically configured for this context.</text:span></text:p>
        </text:list-item>
      </text:list>
      <text:list text:style-name="L9">
        <text:list-item>
          <text:p text:style-name="P41"><text:span text:style-name="Strong_20_Emphasis"><text:span text:style-name="Source_20_Text"><text:span text:style-name="T59">options</text:span></text:span></text:span><text:span text:style-name="Strong_20_Emphasis"><text:span text:style-name="T59"> parameter</text:span></text:span><text:span text:style-name="T59">:</text:span></text:p>
        </text:list-item>
      </text:list>
      <text:list text:style-name="L10">
        <text:list-item>
          <text:p text:style-name="P43"><text:span text:style-name="T59">The </text:span><text:span text:style-name="Source_20_Text"><text:span text:style-name="T59">options</text:span></text:span><text:span text:style-name="T59"> parameter is an instance of </text:span><text:span text:style-name="Source_20_Text"><text:span text:style-name="T59">DbContextOptions&lt;UserDbContext&gt;</text:span></text:span><text:span text:style-name="T59"> passed in when the </text:span><text:span text:style-name="Source_20_Text"><text:span text:style-name="T59">UserDbContext</text:span></text:span><text:span text:style-name="T59"> is created. This parameter provides </text:span><text:span text:style-name="Source_20_Text"><text:span text:style-name="T59">UserDbContext</text:span></text:span><text:span text:style-name="T59"> with the necessary information on how to connect to and interact with the database.</text:span></text:p>
        </text:list-item>
        <text:list-item>
          <text:p text:style-name="P42"><text:span text:style-name="T59">The options are usually configured in the </text:span><text:span text:style-name="Source_20_Text"><text:span text:style-name="T59">Startup</text:span></text:span><text:span text:style-name="T59"> class or </text:span><text:span text:style-name="Source_20_Text"><text:span text:style-name="T59">Program.cs</text:span></text:span><text:span text:style-name="T59"> using dependency injection, allowing the database configuration to be managed from a central place in the application.</text:span></text:p>
        </text:list-item>
      </text:list>
      <text:list text:style-name="L11">
        <text:list-item>
          <text:p text:style-name="P44"><text:span text:style-name="Strong_20_Emphasis"><text:span text:style-name="Source_20_Text"><text:span text:style-name="T59">: base(options)</text:span></text:span></text:span><text:span text:style-name="T59">:</text:span></text:p>
        </text:list-item>
      </text:list>
      <text:list text:style-name="L12">
        <text:list-item>
          <text:p text:style-name="P46"><text:span text:style-name="T59">This part of the constructor syntax is calling the base class constructor of </text:span><text:span text:style-name="Source_20_Text"><text:span text:style-name="T59">DbContext</text:span></text:span><text:span text:style-name="T59"> with </text:span><text:span text:style-name="Source_20_Text"><text:span text:style-name="T59">options</text:span></text:span><text:span text:style-name="T59"> as a parameter.</text:span></text:p>
        </text:list-item>
        <text:list-item>
          <text:p text:style-name="P45"><text:span text:style-name="Source_20_Text"><text:span text:style-name="T59">DbContext</text:span></text:span><text:span text:style-name="T59"> is the parent class of </text:span><text:span text:style-name="Source_20_Text"><text:span text:style-name="T59">UserDbContext</text:span></text:span><text:span text:style-name="T59">, so using </text:span><text:span text:style-name="Source_20_Text"><text:span text:style-name="T59">: base(options)</text:span></text:span><text:span text:style-name="T59"> ensures that the base class </text:span><text:span text:style-name="Source_20_Text"><text:span text:style-name="T59">DbContext</text:span></text:span><text:span text:style-name="T59"> is properly configured with the options required for database connectivity.</text:span></text:p>
        </text:list-item>
      </text:list>
      <text:p text:style-name="P52"/>
      <text:p text:style-name="P49"><text:soft-page-break/>What is this <text:span text:style-name="T24">public</text:span><text:span text:style-name="T24"> </text:span><text:span text:style-name="T24">DbSet</text:span><text:span text:style-name="T24">&lt;</text:span><text:span text:style-name="T24">User</text:span><text:span text:style-name="T24">&gt; Users { </text:span><text:span text:style-name="T24">get</text:span><text:span text:style-name="T24">; </text:span><text:span text:style-name="T24">set</text:span><text:span text:style-name="T24">; } </text:span></text:p>
      <text:p text:style-name="P48"><text:span text:style-name="Strong_20_Emphasis"><text:span text:style-name="Source_20_Text"><text:span text:style-name="T19">DbSet&lt;User&gt;</text:span></text:span></text:span><text:span text:style-name="T13"> represents the </text:span><text:span text:style-name="Source_20_Text"><text:span text:style-name="T19">User</text:span></text:span><text:span text:style-name="T13"> table in the database.</text:span></text:p>
      <text:list text:style-name="L14">
        <text:list-item>
          <text:p text:style-name="P50"><text:span text:style-name="Strong_20_Emphasis"><text:span text:style-name="Source_20_Text"><text:span text:style-name="T59">Users</text:span></text:span></text:span><text:span text:style-name="Strong_20_Emphasis"><text:span text:style-name="T59"> property</text:span></text:span><text:span text:style-name="T59"> allows access to the data in this table.</text:span></text:p>
        </text:list-item>
      </text:list>
      <text:list text:style-name="L15">
        <text:list-item>
          <text:p text:style-name="P51"><text:span text:style-name="T59">This property enables CRUD operations on the </text:span><text:span text:style-name="Source_20_Text"><text:span text:style-name="T59">User</text:span></text:span><text:span text:style-name="T59"> table via Entity Framework Core without directly writing SQL queries. </text:span></text:p>
          <text:p text:style-name="P9">Step <text:span text:style-name="T57">3</text:span>: </text:p>
          <text:p text:style-name="P9"><text:span text:style-name="T34">Setup in </text:span><text:span text:style-name="T27"><text:s/></text:span><text:span text:style-name="T34">appsettings.json</text:span></text:p>
        </text:list-item>
      </text:list>
      <text:p text:style-name="P12"><text:span text:style-name="T34"/></text:p>
      <text:p text:style-name="P28" loext:marker-style-name="T2"><text:span text:style-name="T4"><text:s/></text:span><text:span text:style-name="T56">"ConnectionStrings"</text:span><text:span text:style-name="T4">: {</text:span></text:p>
      <text:p text:style-name="P28" loext:marker-style-name="T2"><text:span text:style-name="T4"><text:s text:c="3"/></text:span><text:span text:style-name="T56">"EmployeePortal"</text:span><text:span text:style-name="T4">: </text:span><text:span text:style-name="T45">"Server=localhost;port=3306;Database=users;username=root;password=admin@123 "</text:span><text:span text:style-name="T4">,</text:span></text:p>
      <text:p text:style-name="P28" loext:marker-style-name="T44"><text:span text:style-name="T4"><text:s text:c="3"/></text:span><text:span text:style-name="T56">"SqlServerUserPortal"</text:span><text:span text:style-name="T4">: </text:span><text:span text:style-name="T45">"Server=DESKTOP-K7PDDFH\\SQLEXPRESS03;Database=UserPortal;User Id=sa;Password=admin@123;"</text:span></text:p>
      <text:p text:style-name="P15"><text:span text:style-name="T4"><text:s/>},</text:span><text:span text:style-name="T4"/></text:p>
      <text:p text:style-name="P10">Step <text:span text:style-name="T58">4</text:span>: </text:p>
      <text:p text:style-name="P10"><text:span text:style-name="T36">Registering Connection String in Program.cs File.</text:span><text:span text:style-name="T27"> </text:span></text:p>
      <text:p text:style-name="P22" loext:marker-style-name="T2"><text:span text:style-name="T24"/></text:p>
      <text:p text:style-name="P28" loext:marker-style-name="T2"><text:span text:style-name="T4">builder.Services.AddDbContext&lt;</text:span><text:span text:style-name="T41">ApplicationDbContext</text:span><text:span text:style-name="T4">&gt;(options =&gt;</text:span></text:p>
      <text:p text:style-name="P28" loext:marker-style-name="T2"><text:span text:style-name="T4"><text:s text:c="4"/>options.UseMySql(builder.Configuration.GetConnectionString(</text:span><text:span text:style-name="T45">"EmployeePortal"</text:span><text:span text:style-name="T4">),</text:span></text:p>
      <text:p text:style-name="P28" loext:marker-style-name="T2"><text:span text:style-name="T4"><text:s text:c="4"/></text:span><text:span text:style-name="T21">new</text:span><text:span text:style-name="T4"> </text:span><text:span text:style-name="T41">MySqlServerVersion</text:span><text:span text:style-name="T4">(</text:span><text:span text:style-name="T21">new</text:span><text:span text:style-name="T4"> </text:span><text:span text:style-name="T41">Version</text:span><text:span text:style-name="T4">(8, 0, 21))));</text:span></text:p>
      <text:p text:style-name="P13"><text:span text:style-name="T4"/></text:p>
      <text:p text:style-name="P13"><text:span text:style-name="T24"/></text:p>
      <text:p text:style-name="P10">Step <text:span text:style-name="T58">5</text:span>: </text:p>
      <text:p text:style-name="P10"><text:span text:style-name="T36">Add a migration and run the migration</text:span></text:p>
      <text:p text:style-name="P10"><text:span text:style-name="T36"/></text:p>
      <text:list text:style-name="L17">
        <text:list-item>
          <text:p text:style-name="P26"><text:span text:style-name="T11">Add-Migration Initial </text:span></text:p>
        </text:list-item>
        <text:list-item>
          <text:p text:style-name="P27"><text:span text:style-name="T11">Update-database</text:span></text:p>
        </text:list-item>
      </text:list>
      <text:p text:style-name="P11"><text:span text:style-name="T36"/></text:p>
      <text:p text:style-name="P11"><text:span text:style-name="T36"/></text:p>
      <text:p text:style-name="P11"><text:span text:style-name="T37">Step 6:</text:span></text:p>
      <text:p text:style-name="P24"><text:span text:style-name="T51">Use in Controller :</text:span></text:p>
      <text:p text:style-name="P24"><text:span text:style-name="T51"/></text:p>
      <text:p text:style-name="P24"><text:span text:style-name="T21">private</text:span><text:span text:style-name="T4"> </text:span><text:span text:style-name="T21">readonly</text:span><text:span text:style-name="T4"> </text:span><text:span text:style-name="T41">Application2DbContext</text:span><text:span text:style-name="T4"> dbContext;</text:span></text:p>
      <text:p text:style-name="P18" loext:marker-style-name="T2"><text:soft-page-break/></text:p>
      <text:p text:style-name="P28" loext:marker-style-name="T2"><text:span text:style-name="T21">public</text:span><text:span text:style-name="T4"> </text:span><text:span text:style-name="T41">UserController</text:span><text:span text:style-name="T4">(</text:span><text:span text:style-name="T41">Application2DbContext</text:span><text:span text:style-name="T4"> dbContext)</text:span></text:p>
      <text:p text:style-name="P28" loext:marker-style-name="T2"><text:span text:style-name="T4">{</text:span><text:span text:style-name="T4"/></text:p>
      <text:p text:style-name="P28" loext:marker-style-name="T2"><text:span text:style-name="T4"><text:s text:c="4"/></text:span><text:span text:style-name="T21">this</text:span><text:span text:style-name="T4">.dbContext = dbContext;</text:span></text:p>
      <text:p text:style-name="P28" loext:marker-style-name="T2"><text:span text:style-name="T4">}</text:span><text:span text:style-name="T4"/></text:p>
      <text:p text:style-name="P6"><text:span text:style-name="T24"/></text:p>
      <text:p text:style-name="P23" loext:marker-style-name="T2"><text:span text:style-name="T2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2429in" fo:margin-right="0.319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2T11:49:36.482000000</meta:creation-date>
    <dc:date>2024-11-12T12:35:08.525000000</dc:date>
    <meta:editing-duration>PT45M28S</meta:editing-duration>
    <meta:editing-cycles>11</meta:editing-cycles>
    <meta:generator>LibreOffice/24.2.5.2$Windows_X86_64 LibreOffice_project/bffef4ea93e59bebbeaf7f431bb02b1a39ee8a59</meta:generator>
    <meta:document-statistic meta:table-count="0" meta:image-count="0" meta:object-count="0" meta:page-count="5" meta:paragraph-count="79" meta:word-count="749" meta:character-count="5347" meta:non-whitespace-character-count="4619"/>
  </office:meta>
</office:document-meta>
</file>